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start" style:justify-single-word="false"/>
      <style:text-properties officeooo:rsid="001a5430" officeooo:paragraph-rsid="00187d69"/>
    </style:style>
    <style:style style:name="T1" style:family="text">
      <style:text-properties officeooo:rsid="00187d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text:span text:style-name="T1">4</text:span>: <text:span text:style-name="T1">Project Requirements and Project Limitations: Design Principle</text:span>.<text:line-break/>Mikael Pratama Kristyawicaksono (S1241079).<text:line-break/><text:span text:style-name="T1">20170324-0921-GMT+2</text:span>.</text:h>
      <text:p text:style-name="P1">On the recent days, technology advances in every second. Overall, this project is about my attempt on developing a wearable social sensor. For that matter, there are a lot of development kit and programming frameworks to kick start this project with. However, the situation would be different when later this project finishes. When this project finishes, there could be a a better development tools for this project. That, or I could have just missed an available development tools those are fitter for this project.</text:p>
      <text:p text:style-name="P1">My design principle is to have everything as portable as possible when I am not sure on what will be the hurdles later on. "Portability" refers to codes and electronics schematics that can be deployed in most development environments with little to no change necessary. Generally for this project, this implies to choose a general development board as well as its accompanying programming language.</text:p>
      <text:p text:style-name="P1">The ideal development board for this project will be a liberal development board. The development board need to have a generous options for connectivity, decent amount of input and output pins, and will be good to have several programming languages those can be used to develop the board.</text:p>
      <text:p text:style-name="P1">The ideal programming language will be a programming language that is not strictly typed but also not to liberal. Since, I am the only developer in this project, if I expect people to continue this project sometime in the future, the code must be clean, readable, and well structured. A liberal programming language with emphasize on flexible coding like JavaScript will not satisfy this requirement. This project needs to use a programming language that can enforce a writing style to any programmers regardless their skills but also adaptable.</text:p>
      <text:p text:style-name="P1">This project will use a hosted database to store and maintaining data. However, since I personally is not keen on database and its practices. The chosen database and its options will be determined according to the choice of the development platform and whether the database can be programmed with the programming language of 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87d6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text:page-number text:select-page="current">1</text:page-number> - Chapter <text:span text:style-name="MT1">4</text:span>: <text:span text:style-name="MT1">Project Requirements and Project Limitations: Design Principle</text:span>.<text:line-break/>Mikael Pratama Kristyawicaksono (S1241079).<text:line-break/><text:span text:style-name="MT1">20170324-0921-G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4T09:17:35.654629046</meta:creation-date>
    <dc:date>2017-03-24T23:49:16.534520365</dc:date>
    <meta:editing-duration>PT13M8S</meta:editing-duration>
    <meta:editing-cycles>2</meta:editing-cycles>
    <meta:generator>LibreOffice/5.1.6.2$Linux_X86_64 LibreOffice_project/10m0$Build-2</meta:generator>
    <meta:document-statistic meta:table-count="0" meta:image-count="0" meta:object-count="0" meta:page-count="1" meta:paragraph-count="7" meta:word-count="368" meta:character-count="2361" meta:non-whitespace-character-count="2000"/>
  </office:meta>
</office:document-meta>
</file>